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fo:margin-top="0cm" style:writing-mode="lr-tb"/>
    </style:style>
    <style:style style:name="P2" style:family="paragraph" style:parent-style-name="Standard">
      <style:paragraph-properties fo:text-align="justify" fo:break-before="auto" fo:line-height="115%" fo:margin-top="0cm" style:writing-mode="lr-tb"/>
    </style:style>
    <style:style style:name="P3" style:family="paragraph" style:parent-style-name="Standard">
      <style:paragraph-properties fo:text-align="justify" fo:break-before="auto" fo:line-height="115%" fo:margin-top="0cm" style:writing-mode="lr-tb"/>
    </style:style>
    <style:style style:name="P4" style:family="paragraph" style:parent-style-name="Standard">
      <style:paragraph-properties fo:text-align="justify" fo:break-before="auto" fo:line-height="115%" fo:margin-top="0cm" style:writing-mode="lr-tb"/>
    </style:style>
    <style:style style:name="P5" style:family="paragraph" style:parent-style-name="Standard">
      <style:paragraph-properties fo:text-align="justify" fo:break-before="auto" fo:line-height="115%" fo:margin-top="0cm" style:writing-mode="lr-tb"/>
    </style:style>
    <style:style style:name="P6" style:family="paragraph" style:parent-style-name="Standard">
      <style:paragraph-properties fo:text-align="justify" fo:break-before="auto" fo:line-height="115%" fo:margin-top="0cm" style:writing-mode="lr-tb"/>
    </style:style>
    <style:style style:name="P7" style:family="paragraph" style:parent-style-name="Standard">
      <style:paragraph-properties fo:text-align="justify" fo:break-before="auto" fo:line-height="115%" fo:margin-top="0cm" style:writing-mode="lr-tb"/>
    </style:style>
    <style:style style:name="P8" style:family="paragraph" style:parent-style-name="Standard">
      <style:paragraph-properties fo:text-align="justify" fo:break-before="auto" fo:line-height="115%" fo:margin-top="0cm" style:writing-mode="lr-tb"/>
    </style:style>
    <style:style style:name="P9" style:family="paragraph" style:parent-style-name="Standard">
      <style:paragraph-properties fo:text-align="justify" fo:break-before="auto" fo:line-height="115%" fo:margin-top="0cm" style:writing-mode="lr-tb"/>
    </style:style>
    <style:style style:name="P10" style:family="paragraph" style:parent-style-name="Standard">
      <style:paragraph-properties fo:text-align="justify" fo:break-before="auto" fo:line-height="115%" fo:margin-top="0cm" style:writing-mode="lr-tb"/>
    </style:style>
    <style:style style:name="P11" style:family="paragraph" style:parent-style-name="Standard">
      <style:paragraph-properties fo:text-align="justify" fo:break-before="auto" fo:line-height="115%" fo:margin-top="0cm" style:writing-mode="lr-tb"/>
    </style:style>
    <style:style style:name="P12" style:family="paragraph" style:parent-style-name="Standard">
      <style:paragraph-properties fo:text-align="justify" fo:break-before="auto" fo:line-height="115%" fo:margin-top="0cm" style:writing-mode="lr-tb"/>
    </style:style>
    <style:style style:name="P13" style:family="paragraph" style:parent-style-name="Standard">
      <style:paragraph-properties fo:text-align="justify" fo:break-before="auto" fo:line-height="115%" fo:margin-top="0cm" style:writing-mode="lr-tb"/>
    </style:style>
    <style:style style:name="P14" style:family="paragraph" style:parent-style-name="Standard">
      <style:paragraph-properties fo:text-align="justify" fo:break-before="auto" fo:line-height="115%" fo:margin-top="0cm" style:writing-mode="lr-tb"/>
    </style:style>
    <style:style style:name="P15" style:family="paragraph" style:parent-style-name="Standard">
      <style:paragraph-properties fo:text-align="justify" fo:break-before="auto" fo:line-height="115%" fo:margin-top="0cm" style:writing-mode="lr-tb"/>
    </style:style>
    <style:style style:name="P16" style:family="paragraph" style:parent-style-name="Standard">
      <style:paragraph-properties fo:text-align="justify" fo:break-before="auto" fo:line-height="115%" fo:margin-top="0cm" style:writing-mode="lr-tb"/>
    </style:style>
    <style:style style:name="P17" style:family="paragraph" style:parent-style-name="Standard">
      <style:paragraph-properties fo:text-align="justify" fo:break-before="auto" fo:line-height="115%" fo:margin-top="0cm" style:writing-mode="lr-tb"/>
    </style:style>
    <style:style style:name="P18" style:family="paragraph" style:parent-style-name="Standard">
      <style:paragraph-properties fo:text-align="justify" fo:break-before="auto" fo:line-height="115%" fo:margin-top="0cm" style:writing-mode="lr-tb"/>
    </style:style>
    <style:style style:name="P1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>
      <style:text-properties fo:color="#366091" style:font-name="Calibri" fo:font-size="70pt" style:font-name-asian="Calibri" style:font-size-asian="70pt" style:font-name-complex="Calibri" style:font-size-complex="70pt"/>
    </style:style>
    <style:style style:name="T20_2" style:family="text">
      <style:text-properties style:font-name="Calibri" fo:font-size="70pt" style:font-name-asian="Calibri" style:font-size-asian="70pt" style:font-name-complex="Calibri" style:font-size-complex="70pt"/>
    </style:style>
    <style:style style:name="T20_3" style:family="text">
      <style:text-properties fo:color="#943734" style:font-name="Calibri" fo:font-size="70pt" style:font-name-asian="Calibri" style:font-size-asian="70pt" style:font-name-complex="Calibri" style:font-size-complex="70pt"/>
    </style:style>
    <style:style style:name="T20_4" style:family="text">
      <style:text-properties style:font-name="Calibri" fo:font-size="70pt" style:font-name-asian="Calibri" style:font-size-asian="70pt" style:font-name-complex="Calibri" style:font-size-complex="70pt"/>
    </style:style>
    <style:style style:name="P21" style:family="paragraph" style:parent-style-name="Standard">
      <style:paragraph-properties fo:text-align="justify" fo:break-before="auto" fo:line-height="115%" fo:margin-top="0cm" style:writing-mode="lr-tb"/>
    </style:style>
    <style:style style:name="P22" style:family="paragraph" style:parent-style-name="Standard">
      <style:paragraph-properties fo:text-align="center" fo:break-before="page" fo:line-height="115%" fo:margin-top="0cm" style:writing-mode="lr-tb"/>
    </style:style>
    <style:style style:name="T22_1" style:family="text">
      <style:text-properties fo:color="#000000" style:font-name="Calibri" fo:font-size="20pt" style:font-name-asian="Calibri" style:font-size-asian="20pt" style:font-name-complex="Calibri" style:font-size-complex="20pt" fo:font-weight="bold" style:font-weight-asian="bold" style:font-weight-complex="bold" style:text-underline-style="solid" style:text-underline-color="font-color"/>
    </style:style>
    <style:style style:name="T22_2" style:family="text">
      <style:text-properties fo:color="#000000" style:font-name="Calibri" fo:font-size="20pt" style:font-name-asian="Calibri" style:font-size-asian="20pt" style:font-name-complex="Calibri" style:font-size-complex="20pt" fo:font-weight="bold" style:font-weight-asian="bold" style:font-weight-complex="bold" style:text-underline-style="solid" style:text-underline-color="font-color"/>
    </style:style>
    <style:style style:name="T22_3" style:family="text">
      <style:text-properties fo:color="#000000" style:font-name="Calibri" fo:font-size="20pt" style:font-name-asian="Calibri" style:font-size-asian="20pt" style:font-name-complex="Calibri" style:font-size-complex="20pt"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4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5" style:family="paragraph" style:parent-style-name="Standard">
      <style:paragraph-properties fo:text-align="justify" fo:break-before="auto" fo:line-height="115%" fo:margin-top="0cm" style:writing-mode="lr-tb"/>
    </style:style>
    <style:style style:name="T25_1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2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3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4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5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6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7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8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9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10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11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12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13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26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7" style:family="paragraph" style:parent-style-name="Standard">
      <style:paragraph-properties fo:text-align="justify" fo:break-before="auto" fo:line-height="115%" fo:margin-top="0cm" style:writing-mode="lr-tb"/>
    </style:style>
    <style:style style:name="T27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8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9" style:family="paragraph" style:parent-style-name="Standard">
      <style:paragraph-properties fo:text-align="justify" fo:break-before="auto" fo:line-height="115%" fo:margin-top="0cm" style:writing-mode="lr-tb"/>
    </style:style>
    <style:style style:name="T29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7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9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17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9_118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9_119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9_1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0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1" style:family="paragraph" style:parent-style-name="Standard">
      <style:paragraph-properties fo:text-align="justify" fo:break-before="auto" fo:line-height="115%" fo:margin-top="0cm" style:writing-mode="lr-tb"/>
    </style:style>
    <style:style style:name="T31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1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1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32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3" style:family="paragraph" style:parent-style-name="Standard">
      <style:paragraph-properties fo:text-align="justify" fo:break-before="auto" fo:line-height="115%" fo:margin-top="0cm" style:writing-mode="lr-tb"/>
    </style:style>
    <style:style style:name="T33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8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4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5" style:family="paragraph" style:parent-style-name="Standard">
      <style:paragraph-properties fo:text-align="justify" fo:break-before="auto" fo:line-height="115%" fo:margin-top="0cm" style:writing-mode="lr-tb"/>
    </style:style>
    <style:style style:name="T35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9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5_70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5_71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5_72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5_73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5_7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6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7" style:family="paragraph" style:parent-style-name="Standard">
      <style:paragraph-properties fo:text-align="justify" fo:break-before="auto" fo:line-height="115%" fo:margin-top="0cm" style:writing-mode="lr-tb"/>
    </style:style>
    <style:style style:name="T37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7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7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38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9" style:family="paragraph" style:parent-style-name="Standard">
      <style:paragraph-properties fo:text-align="justify" fo:break-before="auto" fo:line-height="115%" fo:margin-top="0cm" style:writing-mode="lr-tb"/>
    </style:style>
    <style:style style:name="T39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9" style:family="text">
      <style:text-properties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0" style:family="text">
      <style:text-properties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1" style:family="text">
      <style:text-properties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8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8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8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8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8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0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1" style:family="paragraph" style:parent-style-name="Standard">
      <style:paragraph-properties fo:text-align="justify" fo:break-before="auto" fo:line-height="115%" fo:margin-top="0cm" style:writing-mode="lr-tb"/>
    </style:style>
    <style:style style:name="T41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1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1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42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43" style:family="paragraph" style:parent-style-name="Standard">
      <style:paragraph-properties fo:text-align="justify" fo:break-before="auto" fo:line-height="115%" fo:margin-top="0cm" style:writing-mode="lr-tb"/>
    </style:style>
    <style:style style:name="T43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7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7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7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7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7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75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3_76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3_77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3_7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7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4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5" style:family="paragraph" style:parent-style-name="Standard">
      <style:paragraph-properties fo:text-align="justify" fo:break-before="auto" fo:line-height="115%" fo:margin-top="0cm" style:writing-mode="lr-tb"/>
    </style:style>
    <style:style style:name="T45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0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0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0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0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0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6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7" style:family="paragraph" style:parent-style-name="Standard">
      <style:paragraph-properties fo:text-align="justify" fo:break-before="auto" fo:line-height="115%" fo:margin-top="0cm" style:writing-mode="lr-tb"/>
    </style:style>
    <style:style style:name="T47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8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8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8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8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9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0" style:family="paragraph" style:parent-style-name="Standard">
      <style:paragraph-properties fo:text-align="justify" fo:break-before="auto" fo:line-height="115%" fo:margin-top="0cm" style:writing-mode="lr-tb"/>
    </style:style>
    <style:style style:name="T50_1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0_2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0_3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0_4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0_5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51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2" style:family="paragraph" style:parent-style-name="Standard">
      <style:paragraph-properties fo:text-align="justify" fo:break-before="auto" fo:line-height="115%" fo:margin-top="0cm" style:writing-mode="lr-tb"/>
    </style:style>
    <style:style style:name="T52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6" style:family="text">
      <style:text-properties style:font-name="Calibri" style:font-name-asian="Calibri" style:font-name-complex="Calibri"/>
    </style:style>
    <style:style style:name="T52_57" style:family="text">
      <style:text-properties style:font-name="Calibri" style:font-name-asian="Calibri" style:font-name-complex="Calibri"/>
    </style:style>
    <style:style style:name="T52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60" style:family="text">
      <style:text-properties style:font-name="Calibri" style:font-name-asian="Calibri" style:font-name-complex="Calibri"/>
    </style:style>
    <style:style style:name="T52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3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4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5" style:family="paragraph" style:parent-style-name="Standard">
      <style:paragraph-properties fo:text-align="justify" fo:break-before="auto" fo:line-height="115%" fo:margin-top="0cm" style:writing-mode="lr-tb"/>
    </style:style>
    <style:style style:name="T55_1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5_2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5_3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5_4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5_5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5_6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5_7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56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7" style:family="paragraph" style:parent-style-name="Standard">
      <style:paragraph-properties fo:text-align="justify" fo:break-before="auto" fo:line-height="115%" fo:margin-top="0cm" style:writing-mode="lr-tb"/>
    </style:style>
    <style:style style:name="T57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7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7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0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0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0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0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0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0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0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0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8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9" style:family="paragraph" style:parent-style-name="Standard">
      <style:paragraph-properties fo:text-align="justify" fo:break-before="auto" fo:line-height="115%" fo:margin-top="0cm" style:writing-mode="lr-tb"/>
    </style:style>
    <style:style style:name="T59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0" style:family="paragraph" style:parent-style-name="Standard">
      <style:paragraph-properties fo:text-align="justify" fo:break-before="auto" fo:line-height="115%" fo:margin-top="0cm" style:writing-mode="lr-tb"/>
    </style:style>
    <style:style style:name="T60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1" style:family="paragraph" style:parent-style-name="Standard">
      <style:paragraph-properties fo:text-align="justify" fo:break-before="auto" fo:line-height="115%" fo:margin-top="0cm" style:writing-mode="lr-tb"/>
    </style:style>
    <style:style style:name="T61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2" style:family="paragraph" style:parent-style-name="Standard">
      <style:paragraph-properties fo:text-align="justify" fo:break-before="auto" fo:line-height="115%" fo:margin-top="0cm" style:writing-mode="lr-tb"/>
    </style:style>
    <style:style style:name="T62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3" style:family="paragraph" style:parent-style-name="Standard">
      <style:paragraph-properties fo:text-align="justify" fo:break-before="auto" fo:line-height="115%" fo:margin-top="0cm" style:writing-mode="lr-tb"/>
    </style:style>
    <style:style style:name="T63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4" style:family="paragraph" style:parent-style-name="Standard">
      <style:paragraph-properties fo:text-align="justify" fo:break-before="auto" fo:line-height="115%" fo:margin-top="0cm" style:writing-mode="lr-tb"/>
    </style:style>
    <style:style style:name="T64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5" style:family="paragraph" style:parent-style-name="Standard">
      <style:paragraph-properties fo:text-align="justify" fo:break-before="auto" fo:line-height="115%" fo:margin-top="0cm" style:writing-mode="lr-tb"/>
    </style:style>
    <style:style style:name="T65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8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6" style:family="paragraph" style:parent-style-name="Standard">
      <style:paragraph-properties fo:text-align="justify" fo:break-before="auto" fo:line-height="115%" fo:margin-top="0cm" style:writing-mode="lr-tb"/>
    </style:style>
    <style:style style:name="T66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7" style:family="paragraph" style:parent-style-name="Standard">
      <style:paragraph-properties fo:text-align="justify" fo:break-before="auto" fo:line-height="115%" fo:margin-top="0cm" style:writing-mode="lr-tb"/>
    </style:style>
    <style:style style:name="T67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7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7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7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7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7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7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7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7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7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8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9" style:family="paragraph" style:parent-style-name="Standard">
      <style:paragraph-properties fo:text-align="justify" fo:break-before="auto" fo:line-height="115%" fo:margin-top="0cm" fo:margin-bottom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0_1">d</text:span><text:span text:style-name="T20_2">emocra</text:span><text:span text:style-name="T20_3">t</text:span><text:span text:style-name="T20_4">ech</text:span></text:p>
      <text:p text:style-name="P21"/>
      <text:p text:style-name="P22"><text:span text:style-name="T22_1">REGLEMENT</text:span><text:span text:style-name="T22_2"><text:s/></text:span><text:span text:style-name="T22_3">INTERIEUR</text:span></text:p>
      <text:p text:style-name="P23"/>
      <text:p text:style-name="P24"/>
      <text:p text:style-name="P25"><text:span text:style-name="T25_1">ARTICLE</text:span><text:span text:style-name="T25_2"> 1<text:s/>–<text:s/></text:span><text:span text:style-name="T25_3">PRINCIPE</text:span><text:span text:style-name="T25_4"><text:s/></text:span><text:span text:style-name="T25_5">D</text:span><text:span text:style-name="T25_6">’</text:span><text:span text:style-name="T25_7">INDEPENDANCE</text:span><text:span text:style-name="T25_8"><text:s/></text:span><text:span text:style-name="T25_9">ET</text:span><text:span text:style-name="T25_10"><text:s/></text:span><text:span text:style-name="T25_11">DE</text:span><text:span text:style-name="T25_12"><text:s/></text:span><text:span text:style-name="T25_13">NEUTRALITE</text:span></text:p>
      <text:p text:style-name="P26"/>
      <text:p text:style-name="P27"><text:span text:style-name="T27_1">L</text:span><text:span text:style-name="T27_2">’</text:span><text:span text:style-name="T27_3">Association</text:span><text:span text:style-name="T27_4"><text:s/></text:span><text:span text:style-name="T27_5">proclame</text:span><text:span text:style-name="T27_6"><text:s/></text:span><text:span text:style-name="T27_7">irrévocablement</text:span><text:span text:style-name="T27_8"><text:s/></text:span><text:span text:style-name="T27_9">son</text:span><text:span text:style-name="T27_10"><text:s/></text:span><text:span text:style-name="T27_11">caractère</text:span><text:span text:style-name="T27_12"><text:s/></text:span><text:span text:style-name="T27_13">strictement</text:span><text:span text:style-name="T27_14"><text:s/></text:span><text:span text:style-name="T27_15">apartisan</text:span><text:span text:style-name="T27_16">.</text:span></text:p>
      <text:p text:style-name="P28"/>
      <text:p text:style-name="P29"><text:span text:style-name="T29_1">L</text:span><text:span text:style-name="T29_2">’</text:span><text:span text:style-name="T29_3">Association</text:span><text:span text:style-name="T29_4"><text:s/></text:span><text:span text:style-name="T29_5">entend</text:span><text:span text:style-name="T29_6">,<text:s/></text:span><text:span text:style-name="T29_7">en</text:span><text:span text:style-name="T29_8"><text:s/></text:span><text:span text:style-name="T29_9">effet</text:span><text:span text:style-name="T29_10">,<text:s/></text:span><text:span text:style-name="T29_11">mettre</text:span><text:span text:style-name="T29_12"><text:s/></text:span><text:span text:style-name="T29_13">la</text:span><text:span text:style-name="T29_14"><text:s/></text:span><text:span text:style-name="T29_15">technologie</text:span><text:span text:style-name="T29_16"><text:s/></text:span><text:span text:style-name="T29_17">liée</text:span><text:span text:style-name="T29_18"><text:s/></text:span><text:span text:style-name="T29_19">à</text:span><text:span text:style-name="T29_20"><text:s/></text:span><text:span text:style-name="T29_21">l</text:span><text:span text:style-name="T29_22">’</text:span><text:span text:style-name="T29_23">organisation</text:span><text:span text:style-name="T29_24"><text:s/></text:span><text:span text:style-name="T29_25">de</text:span><text:span text:style-name="T29_26"><text:s/></text:span><text:span text:style-name="T29_27">la</text:span><text:span text:style-name="T29_28"><text:s/></text:span><text:span text:style-name="T29_29">Primaire</text:span><text:span text:style-name="T29_30"><text:s/></text:span><text:span text:style-name="T29_31">Démocratique</text:span><text:span text:style-name="T29_32"><text:s/></text:span><text:span text:style-name="T29_33">Ouverte</text:span><text:span text:style-name="T29_34"><text:s/>(</text:span><text:span text:style-name="T29_35">la</text:span><text:span text:style-name="T29_36"><text:s/>"</text:span><text:span text:style-name="T29_37">Primaire</text:span><text:span text:style-name="T29_38">")<text:s/></text:span><text:span text:style-name="T29_39">à</text:span><text:span text:style-name="T29_40"><text:s/></text:span><text:span text:style-name="T29_41">la</text:span><text:span text:style-name="T29_42"><text:s/></text:span><text:span text:style-name="T29_43">disposition</text:span><text:span text:style-name="T29_44"><text:s/></text:span><text:span text:style-name="T29_45">de</text:span><text:span text:style-name="T29_46"><text:s/></text:span><text:span text:style-name="T29_47">tous</text:span><text:span text:style-name="T29_48"><text:s/></text:span><text:span text:style-name="T29_49">les</text:span><text:span text:style-name="T29_50"><text:s/></text:span><text:span text:style-name="T29_51">citoyens</text:span><text:span text:style-name="T29_52"><text:s/></text:span><text:span text:style-name="T29_53">français</text:span><text:span text:style-name="T29_54">,<text:s/></text:span><text:span text:style-name="T29_55">quelque</text:span><text:span text:style-name="T29_56"><text:s/></text:span><text:span text:style-name="T29_57">soient</text:span><text:span text:style-name="T29_58"><text:s/></text:span><text:span text:style-name="T29_59">leurs</text:span><text:span text:style-name="T29_60"><text:s/></text:span><text:span text:style-name="T29_61">idées</text:span><text:span text:style-name="T29_62">,<text:s/></text:span><text:span text:style-name="T29_63">convictions</text:span><text:span text:style-name="T29_64"><text:s/></text:span><text:span text:style-name="T29_65">ou</text:span><text:span text:style-name="T29_66"><text:s/></text:span><text:span text:style-name="T29_67">affinités</text:span><text:span text:style-name="T29_68"><text:s/></text:span><text:span text:style-name="T29_69">politiques</text:span><text:span text:style-name="T29_70"><text:s/></text:span><text:span text:style-name="T29_71">ou</text:span><text:span text:style-name="T29_72"><text:s/></text:span><text:span text:style-name="T29_73">le</text:span><text:span text:style-name="T29_74"><text:s/></text:span><text:span text:style-name="T29_75">parti</text:span><text:span text:style-name="T29_76"><text:s/></text:span><text:span text:style-name="T29_77">politique</text:span><text:span text:style-name="T29_78"><text:s/></text:span><text:span text:style-name="T29_79">dont</text:span><text:span text:style-name="T29_80"><text:s/></text:span><text:span text:style-name="T29_81">ils</text:span><text:span text:style-name="T29_82"><text:s/></text:span><text:span text:style-name="T29_83">se</text:span><text:span text:style-name="T29_84"><text:s/></text:span><text:span text:style-name="T29_85">sentent</text:span><text:span text:style-name="T29_86"><text:s/></text:span><text:span text:style-name="T29_87">proches</text:span><text:span text:style-name="T29_88"><text:s/></text:span><text:span text:style-name="T29_89">ou</text:span><text:span text:style-name="T29_90"><text:s/></text:span><text:span text:style-name="T29_91">dont</text:span><text:span text:style-name="T29_92"><text:s/></text:span><text:span text:style-name="T29_93">ils</text:span><text:span text:style-name="T29_94"><text:s/></text:span><text:span text:style-name="T29_95">sont</text:span><text:span text:style-name="T29_96"><text:s/></text:span><text:span text:style-name="T29_97">adhérents</text:span><text:span text:style-name="T29_98">,<text:s/></text:span><text:span text:style-name="T29_99">et</text:span><text:span text:style-name="T29_100"><text:s/></text:span><text:span text:style-name="T29_101">permettre</text:span><text:span text:style-name="T29_102"><text:s/></text:span><text:span text:style-name="T29_103">l</text:span><text:span text:style-name="T29_104">'</text:span><text:span text:style-name="T29_105">expression</text:span><text:span text:style-name="T29_106"><text:s/></text:span><text:span text:style-name="T29_107">du</text:span><text:span text:style-name="T29_108"><text:s/></text:span><text:span text:style-name="T29_109">plus</text:span><text:span text:style-name="T29_110"><text:s/></text:span><text:span text:style-name="T29_111">grand</text:span><text:span text:style-name="T29_112"><text:s/></text:span><text:span text:style-name="T29_113">nombre</text:span><text:span text:style-name="T29_114"><text:s/>(</text:span><text:span text:style-name="T29_115">le</text:span><text:span text:style-name="T29_116"><text:s/>"</text:span><text:span text:style-name="T29_117">Fondement</text:span><text:span text:style-name="T29_118"><text:s/></text:span><text:span text:style-name="T29_119">Apartisan</text:span><text:span text:style-name="T29_120">").</text:span></text:p>
      <text:p text:style-name="P30"/>
      <text:list text:style-name="LS1" xml:id="list0">
        <text:list-item>
          <text:list>
            <text:list-item>
              <text:p text:style-name="P31"><text:span text:style-name="T31_1">Les</text:span><text:span text:style-name="T31_2"><text:s/></text:span><text:span text:style-name="T31_3">Dirigeants</text:span></text:p>
            </text:list-item>
          </text:list>
        </text:list-item>
      </text:list>
      <text:p text:style-name="P32"/>
      <text:p text:style-name="P33"><text:span text:style-name="T33_1">Les</text:span><text:span text:style-name="T33_2"><text:s/></text:span><text:span text:style-name="T33_3">dirigeants</text:span><text:span text:style-name="T33_4"><text:s/></text:span><text:span text:style-name="T33_5">de</text:span><text:span text:style-name="T33_6"><text:s/></text:span><text:span text:style-name="T33_7">l</text:span><text:span text:style-name="T33_8">’</text:span><text:span text:style-name="T33_9">Association</text:span><text:span text:style-name="T33_10"><text:s/>(</text:span><text:span text:style-name="T33_11">Président</text:span><text:span text:style-name="T33_12"><text:s/></text:span><text:span text:style-name="T33_13">et</text:span><text:span text:style-name="T33_14"><text:s/></text:span><text:span text:style-name="T33_15">Secrétaire</text:span><text:span text:style-name="T33_16"><text:s/></text:span><text:span text:style-name="T33_17">Général</text:span><text:span text:style-name="T33_18">)<text:s/></text:span><text:span text:style-name="T33_19">s</text:span><text:span text:style-name="T33_20">’</text:span><text:span text:style-name="T33_21">engagent</text:span><text:span text:style-name="T33_22"><text:s/></text:span><text:span text:style-name="T33_23">à</text:span><text:span text:style-name="T33_24"><text:s/></text:span><text:span text:style-name="T33_25">s</text:span><text:span text:style-name="T33_26">’</text:span><text:span text:style-name="T33_27">assurer</text:span><text:span text:style-name="T33_28"><text:s/></text:span><text:span text:style-name="T33_29">du</text:span><text:span text:style-name="T33_30"><text:s/></text:span><text:span text:style-name="T33_31">respect</text:span><text:span text:style-name="T33_32"><text:s/></text:span><text:span text:style-name="T33_33">du</text:span><text:span text:style-name="T33_34"><text:s/></text:span><text:span text:style-name="T33_35">Fondement</text:span><text:span text:style-name="T33_36"><text:s/></text:span><text:span text:style-name="T33_37">Apartisan</text:span><text:span text:style-name="T33_38"><text:s/></text:span><text:span text:style-name="T33_39">dans</text:span><text:span text:style-name="T33_40"><text:s/></text:span><text:span text:style-name="T33_41">le</text:span><text:span text:style-name="T33_42"><text:s/></text:span><text:span text:style-name="T33_43">cadre</text:span><text:span text:style-name="T33_44"><text:s/></text:span><text:span text:style-name="T33_45">de</text:span><text:span text:style-name="T33_46"><text:s/></text:span><text:span text:style-name="T33_47">l</text:span><text:span text:style-name="T33_48">’</text:span><text:span text:style-name="T33_49">organisation</text:span><text:span text:style-name="T33_50"><text:s/></text:span><text:span text:style-name="T33_51">de</text:span><text:span text:style-name="T33_52"><text:s/></text:span><text:span text:style-name="T33_53">la</text:span><text:span text:style-name="T33_54"><text:s/></text:span><text:span text:style-name="T33_55">Primaire</text:span><text:span text:style-name="T33_56"><text:s/></text:span><text:span text:style-name="T33_57">par</text:span><text:span text:style-name="T33_58"><text:s/></text:span><text:span text:style-name="T33_59">l</text:span><text:span text:style-name="T33_60">’</text:span><text:span text:style-name="T33_61">Association</text:span><text:span text:style-name="T33_62"><text:s/></text:span><text:span text:style-name="T33_63">et</text:span><text:span text:style-name="T33_64"><text:s/></text:span><text:span text:style-name="T33_65">s</text:span><text:span text:style-name="T33_66">’</text:span><text:span text:style-name="T33_67">interdisent</text:span><text:span text:style-name="T33_68"><text:s/></text:span><text:span text:style-name="T33_69">de</text:span><text:span text:style-name="T33_70"><text:s/></text:span><text:span text:style-name="T33_71">favoriser</text:span><text:span text:style-name="T33_72"><text:s/></text:span><text:span text:style-name="T33_73">une</text:span><text:span text:style-name="T33_74"><text:s/></text:span><text:span text:style-name="T33_75">quelconque</text:span><text:span text:style-name="T33_76"><text:s/></text:span><text:span text:style-name="T33_77">tendance</text:span><text:span text:style-name="T33_78"><text:s/></text:span><text:span text:style-name="T33_79">politique</text:span><text:span text:style-name="T33_80">.</text:span></text:p>
      <text:p text:style-name="P34"/>
      <text:p text:style-name="P35"><text:span text:style-name="T35_1">Ils</text:span><text:span text:style-name="T35_2"><text:s/></text:span><text:span text:style-name="T35_3">s</text:span><text:span text:style-name="T35_4">’</text:span><text:span text:style-name="T35_5">interdisent</text:span><text:span text:style-name="T35_6"><text:s/></text:span><text:span text:style-name="T35_7">également</text:span><text:span text:style-name="T35_8"><text:s/></text:span><text:span text:style-name="T35_9">d</text:span><text:span text:style-name="T35_10">’</text:span><text:span text:style-name="T35_11">utiliser</text:span><text:span text:style-name="T35_12">,<text:s/></text:span><text:span text:style-name="T35_13">directement</text:span><text:span text:style-name="T35_14"><text:s/></text:span><text:span text:style-name="T35_15">ou</text:span><text:span text:style-name="T35_16"><text:s/></text:span><text:span text:style-name="T35_17">indirectement</text:span><text:span text:style-name="T35_18">,<text:s/></text:span><text:span text:style-name="T35_19">la</text:span><text:span text:style-name="T35_20"><text:s/></text:span><text:span text:style-name="T35_21">technologie</text:span><text:span text:style-name="T35_22"><text:s/></text:span><text:span text:style-name="T35_23">proposée</text:span><text:span text:style-name="T35_24"><text:s/></text:span><text:span text:style-name="T35_25">dans</text:span><text:span text:style-name="T35_26"><text:s/></text:span><text:span text:style-name="T35_27">le</text:span><text:span text:style-name="T35_28"><text:s/></text:span><text:span text:style-name="T35_29">cadre</text:span><text:span text:style-name="T35_30"><text:s/></text:span><text:span text:style-name="T35_31">de</text:span><text:span text:style-name="T35_32"><text:s/></text:span><text:span text:style-name="T35_33">la</text:span><text:span text:style-name="T35_34"><text:s/></text:span><text:span text:style-name="T35_35">Primaire</text:span><text:span text:style-name="T35_36"><text:s/>(</text:span><text:span text:style-name="T35_37">plate</text:span><text:span text:style-name="T35_38">-</text:span><text:span text:style-name="T35_39">forme</text:span><text:span text:style-name="T35_40"><text:s/></text:span><text:span text:style-name="T35_41">web</text:span><text:span text:style-name="T35_42"><text:s/></text:span><text:span text:style-name="T35_43">et</text:span><text:span text:style-name="T35_44"><text:s/></text:span><text:span text:style-name="T35_45">application</text:span><text:span text:style-name="T35_46"><text:s/></text:span><text:span text:style-name="T35_47">mobile</text:span><text:span text:style-name="T35_48">)<text:s/></text:span><text:span text:style-name="T35_49">à</text:span><text:span text:style-name="T35_50"><text:s/></text:span><text:span text:style-name="T35_51">des</text:span><text:span text:style-name="T35_52"><text:s/></text:span><text:span text:style-name="T35_53">fins</text:span><text:span text:style-name="T35_54"><text:s/></text:span><text:span text:style-name="T35_55">personnelles</text:span><text:span text:style-name="T35_56">,<text:s/></text:span><text:span text:style-name="T35_57">notamment</text:span><text:span text:style-name="T35_58"><text:s/></text:span><text:span text:style-name="T35_59">de</text:span><text:span text:style-name="T35_60"><text:s/></text:span><text:span text:style-name="T35_61">se</text:span><text:span text:style-name="T35_62"><text:s/></text:span><text:span text:style-name="T35_63">déclarer</text:span><text:span text:style-name="T35_64"><text:s/></text:span><text:span text:style-name="T35_65">candidats</text:span><text:span text:style-name="T35_66"><text:s/>(</text:span><text:span text:style-name="T35_67">l</text:span><text:span text:style-name="T35_68">'"</text:span><text:span text:style-name="T35_69">Usage</text:span><text:span text:style-name="T35_70"><text:s/></text:span><text:span text:style-name="T35_71">Personnel</text:span><text:span text:style-name="T35_72"><text:s/></text:span><text:span text:style-name="T35_73">Prohibé</text:span><text:span text:style-name="T35_74">").</text:span></text:p>
      <text:p text:style-name="P36"/>
      <text:list text:style-name="LS1" xml:id="list1" text:continue-list="list0">
        <text:list-item>
          <text:list>
            <text:list-item>
              <text:p text:style-name="P37"><text:span text:style-name="T37_1">Les</text:span><text:span text:style-name="T37_2"><text:s/></text:span><text:span text:style-name="T37_3">Comités</text:span></text:p>
            </text:list-item>
          </text:list>
        </text:list-item>
      </text:list>
      <text:p text:style-name="P38"/>
      <text:p text:style-name="P39"><text:span text:style-name="T39_1">Le</text:span><text:span text:style-name="T39_2"><text:s/></text:span><text:span text:style-name="T39_3">Fondement</text:span><text:span text:style-name="T39_4"><text:s/></text:span><text:span text:style-name="T39_5">Apartisan</text:span><text:span text:style-name="T39_6"><text:s/></text:span><text:span text:style-name="T39_7">et</text:span><text:span text:style-name="T39_8"><text:s/></text:span><text:span text:style-name="T39_9">l</text:span><text:span text:style-name="T39_10">'</text:span><text:span text:style-name="T39_11">Usage</text:span><text:span text:style-name="T39_12"><text:s/></text:span><text:span text:style-name="T39_13">Personnel</text:span><text:span text:style-name="T39_14"><text:s/></text:span><text:span text:style-name="T39_15">Prohibé</text:span><text:span text:style-name="T39_16"><text:s/></text:span><text:span text:style-name="T39_17">s</text:span><text:span text:style-name="T39_18">’</text:span><text:span text:style-name="T39_19">appliquent</text:span><text:span text:style-name="T39_20">,<text:s/></text:span><text:span text:style-name="T39_21">par</text:span><text:span text:style-name="T39_22"><text:s/></text:span><text:span text:style-name="T39_23">stricte</text:span><text:span text:style-name="T39_24"><text:s/></text:span><text:span text:style-name="T39_25">équivalence</text:span><text:span text:style-name="T39_26">,<text:s/></text:span><text:span text:style-name="T39_27">à</text:span><text:span text:style-name="T39_28"><text:s/></text:span><text:span text:style-name="T39_29">tous</text:span><text:span text:style-name="T39_30"><text:s/></text:span><text:span text:style-name="T39_31">les</text:span><text:span text:style-name="T39_32"><text:s/></text:span><text:span text:style-name="T39_33">membres</text:span><text:span text:style-name="T39_34"><text:s/></text:span><text:span text:style-name="T39_35">des</text:span><text:span text:style-name="T39_36"><text:s/></text:span><text:span text:style-name="T39_37">Comités</text:span><text:span text:style-name="T39_38"><text:s/></text:span><text:span text:style-name="T39_39">ad</text:span><text:span text:style-name="T39_40"><text:s/></text:span><text:span text:style-name="T39_41">hoc</text:span><text:span text:style-name="T39_42"><text:s/></text:span><text:span text:style-name="T39_43">existants</text:span><text:span text:style-name="T39_44"><text:s/></text:span><text:span text:style-name="T39_45">ou</text:span><text:span text:style-name="T39_46"><text:s/></text:span><text:span text:style-name="T39_47">à</text:span><text:span text:style-name="T39_48"><text:s/></text:span><text:span text:style-name="T39_49">venir</text:span><text:span text:style-name="T39_50"><text:s/></text:span><text:span text:style-name="T39_51">au</text:span><text:span text:style-name="T39_52"><text:s/></text:span><text:span text:style-name="T39_53">sein</text:span><text:span text:style-name="T39_54"><text:s/></text:span><text:span text:style-name="T39_55">de</text:span><text:span text:style-name="T39_56"><text:s/></text:span><text:span text:style-name="T39_57">l</text:span><text:span text:style-name="T39_58">’</text:span><text:span text:style-name="T39_59">Association</text:span><text:span text:style-name="T39_60">,<text:s/></text:span><text:span text:style-name="T39_61">notamment</text:span><text:span text:style-name="T39_62"><text:s/></text:span><text:span text:style-name="T39_63">le</text:span><text:span text:style-name="T39_64"><text:s/></text:span><text:span text:style-name="T39_65">Comité</text:span><text:span text:style-name="T39_66"><text:s/></text:span><text:span text:style-name="T39_67">opérationnel</text:span><text:span text:style-name="T39_68">,<text:s/></text:span><text:span text:style-name="T39_69">le</text:span><text:span text:style-name="T39_70"><text:s/></text:span><text:span text:style-name="T39_71">Comité</text:span><text:span text:style-name="T39_72"><text:s/></text:span><text:span text:style-name="T39_73">des</text:span><text:span text:style-name="T39_74"><text:s/></text:span><text:span text:style-name="T39_75">sages</text:span><text:span text:style-name="T39_76"><text:s/></text:span><text:span text:style-name="T39_77">et</text:span><text:span text:style-name="T39_78"><text:s/></text:span><text:span text:style-name="T39_79">le</text:span><text:span text:style-name="T39_80"><text:s/></text:span><text:span text:style-name="T39_81">Comité</text:span><text:span text:style-name="T39_82"><text:s/></text:span><text:span text:style-name="T39_83">scientifique</text:span><text:span text:style-name="T39_84">.</text:span></text:p>
      <text:p text:style-name="P40"/>
      <text:list text:style-name="LS1" xml:id="list2" text:continue-list="list0">
        <text:list-item>
          <text:list>
            <text:list-item>
              <text:p text:style-name="P41"><text:span text:style-name="T41_1">Les</text:span><text:span text:style-name="T41_2"><text:s/></text:span><text:span text:style-name="T41_3">Membres</text:span></text:p>
            </text:list-item>
          </text:list>
        </text:list-item>
      </text:list>
      <text:p text:style-name="P42"/>
      <text:p text:style-name="P43"><text:span text:style-name="T43_1">Les</text:span><text:span text:style-name="T43_2"><text:s/></text:span><text:span text:style-name="T43_3">dirigeants</text:span><text:span text:style-name="T43_4"><text:s/></text:span><text:span text:style-name="T43_5">de</text:span><text:span text:style-name="T43_6"><text:s/></text:span><text:span text:style-name="T43_7">l</text:span><text:span text:style-name="T43_8">'</text:span><text:span text:style-name="T43_9">Association</text:span><text:span text:style-name="T43_10"><text:s/></text:span><text:span text:style-name="T43_11">pourront</text:span><text:span text:style-name="T43_12">,<text:s/></text:span><text:span text:style-name="T43_13">le</text:span><text:span text:style-name="T43_14"><text:s/></text:span><text:span text:style-name="T43_15">cas</text:span><text:span text:style-name="T43_16"><text:s/></text:span><text:span text:style-name="T43_17">échéant</text:span><text:span text:style-name="T43_18">,<text:s/></text:span><text:span text:style-name="T43_19">désigner</text:span><text:span text:style-name="T43_20"><text:s/></text:span><text:span text:style-name="T43_21">spécifiquement</text:span><text:span text:style-name="T43_22"><text:s/></text:span><text:span text:style-name="T43_23">et</text:span><text:span text:style-name="T43_24"><text:s/></text:span><text:span text:style-name="T43_25">individuellement</text:span><text:span text:style-name="T43_26"><text:s/></text:span><text:span text:style-name="T43_27">des</text:span><text:span text:style-name="T43_28"><text:s/></text:span><text:span text:style-name="T43_29">membres</text:span><text:span text:style-name="T43_30"><text:s/></text:span><text:span text:style-name="T43_31">de</text:span><text:span text:style-name="T43_32"><text:s/></text:span><text:span text:style-name="T43_33">l</text:span><text:span text:style-name="T43_34">'</text:span><text:span text:style-name="T43_35">Association</text:span><text:span text:style-name="T43_36">,<text:s/></text:span><text:span text:style-name="T43_37">habilités</text:span><text:span text:style-name="T43_38"><text:s/></text:span><text:span text:style-name="T43_39">à</text:span><text:span text:style-name="T43_40"><text:s/></text:span><text:span text:style-name="T43_41">s</text:span><text:span text:style-name="T43_42">'</text:span><text:span text:style-name="T43_43">exprimer</text:span><text:span text:style-name="T43_44"><text:s/></text:span><text:span text:style-name="T43_45">au</text:span><text:span text:style-name="T43_46"><text:s/></text:span><text:span text:style-name="T43_47">nom</text:span><text:span text:style-name="T43_48"><text:s/></text:span><text:span text:style-name="T43_49">et</text:span><text:span text:style-name="T43_50"><text:s/></text:span><text:span text:style-name="T43_51">pour</text:span><text:span text:style-name="T43_52"><text:s/></text:span><text:span text:style-name="T43_53">le</text:span><text:span text:style-name="T43_54"><text:s/></text:span><text:span text:style-name="T43_55">compte</text:span><text:span text:style-name="T43_56"><text:s/></text:span><text:span text:style-name="T43_57">de</text:span><text:span text:style-name="T43_58"><text:s/></text:span><text:span text:style-name="T43_59">l</text:span><text:span text:style-name="T43_60">'</text:span><text:span text:style-name="T43_61">Association</text:span><text:span text:style-name="T43_62"><text:s/></text:span><text:span text:style-name="T43_63">et</text:span><text:span text:style-name="T43_64">/</text:span><text:span text:style-name="T43_65">ou</text:span><text:span text:style-name="T43_66"><text:s/></text:span><text:span text:style-name="T43_67">de</text:span><text:span text:style-name="T43_68"><text:s/></text:span><text:span text:style-name="T43_69">la</text:span><text:span text:style-name="T43_70"><text:s/></text:span><text:span text:style-name="T43_71">Primaire</text:span><text:span text:style-name="T43_72"><text:s/>(</text:span><text:span text:style-name="T43_73">les</text:span><text:span text:style-name="T43_74"><text:s/>"</text:span><text:span text:style-name="T43_75">Porte</text:span><text:span text:style-name="T43_76">-</text:span><text:span text:style-name="T43_77">paroles</text:span><text:span text:style-name="T43_78">").<text:s/></text:span><text:span text:style-name="T43_79">Le</text:span><text:span text:style-name="T43_80"><text:s/></text:span><text:span text:style-name="T43_81">Fondement</text:span><text:span text:style-name="T43_82"><text:s/></text:span><text:span text:style-name="T43_83">Apartisan</text:span><text:span text:style-name="T43_84"><text:s/></text:span><text:span text:style-name="T43_85">et</text:span><text:span text:style-name="T43_86"><text:s/></text:span><text:span text:style-name="T43_87">l</text:span><text:span text:style-name="T43_88">'</text:span><text:span text:style-name="T43_89">Usage</text:span><text:span text:style-name="T43_90"><text:s/></text:span><text:span text:style-name="T43_91">Personnel</text:span><text:span text:style-name="T43_92"><text:s/></text:span><text:span text:style-name="T43_93">Prohibé</text:span><text:span text:style-name="T43_94"><text:s/></text:span><text:span text:style-name="T43_95">s</text:span><text:span text:style-name="T43_96">’</text:span><text:span text:style-name="T43_97">appliquent</text:span><text:span text:style-name="T43_98">,<text:s/></text:span><text:span text:style-name="T43_99">par</text:span><text:span text:style-name="T43_100"><text:s/></text:span><text:span text:style-name="T43_101">stricte</text:span><text:span text:style-name="T43_102"><text:s/></text:span><text:span text:style-name="T43_103">équivalence</text:span><text:span text:style-name="T43_104">,<text:s/></text:span><text:span text:style-name="T43_105">aux</text:span><text:span text:style-name="T43_106"><text:s/></text:span><text:span text:style-name="T43_107">Porte</text:span><text:span text:style-name="T43_108">-</text:span><text:span text:style-name="T43_109">paroles</text:span><text:span text:style-name="T43_110">.</text:span></text:p>
      <text:p text:style-name="P44"/>
      <text:p text:style-name="P45"><text:span text:style-name="T45_1">A</text:span><text:span text:style-name="T45_2"><text:s/></text:span><text:span text:style-name="T45_3">l</text:span><text:span text:style-name="T45_4">’</text:span><text:span text:style-name="T45_5">exception</text:span><text:span text:style-name="T45_6"><text:s/></text:span><text:span text:style-name="T45_7">des</text:span><text:span text:style-name="T45_8"><text:s/></text:span><text:span text:style-name="T45_9">dirigeants</text:span><text:span text:style-name="T45_10"><text:s/></text:span><text:span text:style-name="T45_11">de</text:span><text:span text:style-name="T45_12"><text:s/></text:span><text:span text:style-name="T45_13">l</text:span><text:span text:style-name="T45_14">’</text:span><text:span text:style-name="T45_15">Association</text:span><text:span text:style-name="T45_16"><text:s/></text:span><text:span text:style-name="T45_17">et</text:span><text:span text:style-name="T45_18"><text:s/></text:span><text:span text:style-name="T45_19">des</text:span><text:span text:style-name="T45_20"><text:s/></text:span><text:span text:style-name="T45_21">Porte</text:span><text:span text:style-name="T45_22">-</text:span><text:span text:style-name="T45_23">paroles</text:span><text:span text:style-name="T45_24">,<text:s/></text:span><text:span text:style-name="T45_25">aucun</text:span><text:span text:style-name="T45_26"><text:s/></text:span><text:span text:style-name="T45_27">membre</text:span><text:span text:style-name="T45_28"><text:s/></text:span><text:span text:style-name="T45_29">de</text:span><text:span text:style-name="T45_30"><text:s/></text:span><text:span text:style-name="T45_31">l</text:span><text:span text:style-name="T45_32">’</text:span><text:span text:style-name="T45_33">Association</text:span><text:span text:style-name="T45_34"><text:s/></text:span><text:span text:style-name="T45_35">n</text:span><text:span text:style-name="T45_36">’</text:span><text:span text:style-name="T45_37">est</text:span><text:span text:style-name="T45_38"><text:s/></text:span><text:span text:style-name="T45_39">en</text:span><text:span text:style-name="T45_40"><text:s/></text:span><text:span text:style-name="T45_41">droit</text:span><text:span text:style-name="T45_42"><text:s/></text:span><text:span text:style-name="T45_43">de</text:span><text:span text:style-name="T45_44"><text:s/></text:span><text:span text:style-name="T45_45">s</text:span><text:span text:style-name="T45_46">’</text:span><text:span text:style-name="T45_47">exprimer</text:span><text:span text:style-name="T45_48"><text:s/></text:span><text:span text:style-name="T45_49">publiquement</text:span><text:span text:style-name="T45_50"><text:s/></text:span><text:span text:style-name="T45_51">au</text:span><text:span text:style-name="T45_52"><text:s/></text:span><text:span text:style-name="T45_53">nom</text:span><text:span text:style-name="T45_54"><text:s/></text:span><text:span text:style-name="T45_55">et</text:span><text:span text:style-name="T45_56"><text:s/></text:span><text:span text:style-name="T45_57">pour</text:span><text:span text:style-name="T45_58"><text:s/></text:span><text:span text:style-name="T45_59">le</text:span><text:span text:style-name="T45_60"><text:s/></text:span><text:span text:style-name="T45_61">compte</text:span><text:span text:style-name="T45_62"><text:s/></text:span><text:span text:style-name="T45_63">de</text:span><text:span text:style-name="T45_64"><text:s/></text:span><text:span text:style-name="T45_65">l</text:span><text:span text:style-name="T45_66">’</text:span><text:span text:style-name="T45_67">Association</text:span><text:span text:style-name="T45_68"><text:s/></text:span><text:span text:style-name="T45_69">et</text:span><text:span text:style-name="T45_70">/</text:span><text:span text:style-name="T45_71">ou</text:span><text:span text:style-name="T45_72"><text:s/></text:span><text:span text:style-name="T45_73">de</text:span><text:span text:style-name="T45_74"><text:s/></text:span><text:span text:style-name="T45_75">la</text:span><text:span text:style-name="T45_76"><text:s/></text:span><text:span text:style-name="T45_77">Primaire</text:span><text:span text:style-name="T45_78">.<text:s/></text:span><text:span text:style-name="T45_79">Tout</text:span><text:span text:style-name="T45_80"><text:s/></text:span><text:span text:style-name="T45_81">propos</text:span><text:span text:style-name="T45_82"><text:s/></text:span><text:span text:style-name="T45_83">public</text:span><text:span text:style-name="T45_84"><text:s/></text:span><text:span text:style-name="T45_85">éventuel</text:span><text:span text:style-name="T45_86"><text:s/></text:span><text:span text:style-name="T45_87">engagera</text:span><text:span text:style-name="T45_88"><text:s/></text:span><text:span text:style-name="T45_89">personnellement</text:span><text:span text:style-name="T45_90"><text:s/></text:span><text:span text:style-name="T45_91">le</text:span><text:span text:style-name="T45_92"><text:s/></text:span><text:span text:style-name="T45_93">membre</text:span><text:span text:style-name="T45_94"><text:s/></text:span><text:span text:style-name="T45_95">concerné</text:span><text:span text:style-name="T45_96">,<text:s/></text:span><text:span text:style-name="T45_97">sans</text:span><text:span text:style-name="T45_98"><text:s/></text:span><text:span text:style-name="T45_99">engager</text:span><text:span text:style-name="T45_100"><text:s/></text:span><text:span text:style-name="T45_101">l</text:span><text:span text:style-name="T45_102">’</text:span><text:span text:style-name="T45_103">Association</text:span><text:span text:style-name="T45_104">.<text:s/></text:span></text:p>
      <text:p text:style-name="P46"/>
      <text:p text:style-name="P47"><text:span text:style-name="T47_1">Tous</text:span><text:span text:style-name="T47_2"><text:s/></text:span><text:span text:style-name="T47_3">les</text:span><text:span text:style-name="T47_4"><text:s/></text:span><text:span text:style-name="T47_5">autres</text:span><text:span text:style-name="T47_6"><text:s/></text:span><text:span text:style-name="T47_7">membres</text:span><text:span text:style-name="T47_8"><text:s/></text:span><text:span text:style-name="T47_9">de</text:span><text:span text:style-name="T47_10"><text:s/></text:span><text:span text:style-name="T47_11">l</text:span><text:span text:style-name="T47_12">'</text:span><text:span text:style-name="T47_13">Association</text:span><text:span text:style-name="T47_14"><text:s/></text:span><text:span text:style-name="T47_15">sont</text:span><text:span text:style-name="T47_16">,<text:s/></text:span><text:span text:style-name="T47_17">en</text:span><text:span text:style-name="T47_18"><text:s/></text:span><text:span text:style-name="T47_19">revanche</text:span><text:span text:style-name="T47_20">,<text:s/></text:span><text:span text:style-name="T47_21">libres</text:span><text:span text:style-name="T47_22"><text:s/></text:span><text:span text:style-name="T47_23">de</text:span><text:span text:style-name="T47_24"><text:s/></text:span><text:span text:style-name="T47_25">leurs</text:span><text:span text:style-name="T47_26"><text:s/></text:span><text:span text:style-name="T47_27">propos</text:span><text:span text:style-name="T47_28"><text:s/></text:span><text:span text:style-name="T47_29">personnels</text:span><text:span text:style-name="T47_30"><text:s/></text:span><text:span text:style-name="T47_31">et</text:span><text:span text:style-name="T47_32"><text:s/></text:span><text:span text:style-name="T47_33">non</text:span><text:span text:style-name="T47_34"><text:s/></text:span><text:span text:style-name="T47_35">exprimés</text:span><text:span text:style-name="T47_36"><text:s/></text:span><text:span text:style-name="T47_37">au</text:span><text:span text:style-name="T47_38"><text:s/></text:span><text:span text:style-name="T47_39">nom</text:span><text:span text:style-name="T47_40"><text:s/></text:span><text:span text:style-name="T47_41">et</text:span><text:span text:style-name="T47_42"><text:s/></text:span><text:span text:style-name="T47_43">pour</text:span><text:span text:style-name="T47_44"><text:s/></text:span><text:span text:style-name="T47_45">le</text:span><text:span text:style-name="T47_46"><text:s/></text:span><text:span text:style-name="T47_47">compte</text:span><text:span text:style-name="T47_48"><text:s/></text:span><text:span text:style-name="T47_49">de</text:span><text:span text:style-name="T47_50"><text:s/></text:span><text:span text:style-name="T47_51">l</text:span><text:span text:style-name="T47_52">'</text:span><text:span text:style-name="T47_53">Association</text:span><text:span text:style-name="T47_54"><text:s/></text:span><text:span text:style-name="T47_55">et</text:span><text:span text:style-name="T47_56">/</text:span><text:span text:style-name="T47_57">ou</text:span><text:span text:style-name="T47_58"><text:s/></text:span><text:span text:style-name="T47_59">la</text:span><text:span text:style-name="T47_60"><text:s/></text:span><text:span text:style-name="T47_61">Primaire</text:span><text:span text:style-name="T47_62"><text:s/></text:span><text:span text:style-name="T47_63">et</text:span><text:span text:style-name="T47_64"><text:s/></text:span><text:span text:style-name="T47_65">pourront</text:span><text:span text:style-name="T47_66"><text:s/></text:span><text:span text:style-name="T47_67">se</text:span><text:span text:style-name="T47_68"><text:s/></text:span><text:span text:style-name="T47_69">déclarer</text:span><text:span text:style-name="T47_70"><text:s/></text:span><text:span text:style-name="T47_71">personnellement</text:span><text:span text:style-name="T47_72"><text:s/></text:span><text:span text:style-name="T47_73">candidats</text:span><text:span text:style-name="T47_74">,<text:s/></text:span><text:span text:style-name="T47_75">s</text:span><text:span text:style-name="T47_76">'</text:span><text:span text:style-name="T47_77">ils</text:span><text:span text:style-name="T47_78"><text:s/></text:span><text:span text:style-name="T47_79">le</text:span><text:span text:style-name="T47_80"><text:s/></text:span><text:span text:style-name="T47_81">souhaitent</text:span><text:span text:style-name="T47_82">.</text:span></text:p>
      <text:p text:style-name="P48"/>
      <text:p text:style-name="P49"/>
      <text:p text:style-name="P50"><text:span text:style-name="T50_1">ARTICLE</text:span><text:span text:style-name="T50_2"> 2<text:s/>–<text:s/></text:span><text:span text:style-name="T50_3">COTISATION</text:span><text:span text:style-name="T50_4"><text:s/></text:span><text:span text:style-name="T50_5">ANNUELLE</text:span></text:p>
      <text:p text:style-name="P51"/>
      <text:p text:style-name="P52"><text:span text:style-name="T52_1">En</text:span><text:span text:style-name="T52_2"><text:s/></text:span><text:span text:style-name="T52_3">application</text:span><text:span text:style-name="T52_4"><text:s/></text:span><text:span text:style-name="T52_5">de</text:span><text:span text:style-name="T52_6"><text:s/></text:span><text:span text:style-name="T52_7">l</text:span><text:span text:style-name="T52_8">'</text:span><text:span text:style-name="T52_9">Article</text:span><text:span text:style-name="T52_10"><text:s/>7</text:span><text:span text:style-name="T52_11"><text:s/></text:span><text:span text:style-name="T52_12">des</text:span><text:span text:style-name="T52_13"><text:s/></text:span><text:span text:style-name="T52_14">Statuts</text:span><text:span text:style-name="T52_15"><text:s/></text:span><text:span text:style-name="T52_16">de</text:span><text:span text:style-name="T52_17"><text:s/></text:span><text:span text:style-name="T52_18">l</text:span><text:span text:style-name="T52_19">'</text:span><text:span text:style-name="T52_20">Association</text:span><text:span text:style-name="T52_21">,<text:s/></text:span><text:span text:style-name="T52_22">le</text:span><text:span text:style-name="T52_23"><text:s/></text:span><text:span text:style-name="T52_24">Président</text:span><text:span text:style-name="T52_25"><text:s/></text:span><text:span text:style-name="T52_26">fixe</text:span><text:span text:style-name="T52_27"><text:s/></text:span><text:span text:style-name="T52_28">le</text:span><text:span text:style-name="T52_29"><text:s/></text:span><text:span text:style-name="T52_30">montant</text:span><text:span text:style-name="T52_31"><text:s/></text:span><text:span text:style-name="T52_32">de</text:span><text:span text:style-name="T52_33"><text:s/></text:span><text:span text:style-name="T52_34">la</text:span><text:span text:style-name="T52_35"><text:s/></text:span><text:span text:style-name="T52_36">cotisation</text:span><text:span text:style-name="T52_37">,<text:s/></text:span><text:span text:style-name="T52_38">au</text:span><text:span text:style-name="T52_39"><text:s/></text:span><text:span text:style-name="T52_40">titre</text:span><text:span text:style-name="T52_41"><text:s/></text:span><text:span text:style-name="T52_42">de</text:span><text:span text:style-name="T52_43"><text:s/></text:span><text:span text:style-name="T52_44">l</text:span><text:span text:style-name="T52_45">'</text:span><text:span text:style-name="T52_46">année</text:span><text:span text:style-name="T52_47"><text:s/>2015,<text:s/></text:span><text:span text:style-name="T52_48">à</text:span><text:span text:style-name="T52_49"><text:s/></text:span><text:span text:style-name="T52_50">la</text:span><text:span text:style-name="T52_51"><text:s/></text:span><text:span text:style-name="T52_52">somme</text:span><text:span text:style-name="T52_53"><text:s/></text:span><text:span text:style-name="T52_54">de</text:span><text:span text:style-name="T52_55"><text:s/></text:span><text:span text:style-name="T52_56">trente</text:span><text:span text:style-name="T52_57"><text:s/></text:span><text:span text:style-name="T52_58">euros</text:span><text:span text:style-name="T52_59"><text:s/>(</text:span><text:span text:style-name="T52_60">3</text:span><text:span text:style-name="T52_61">0,00 €).</text:span></text:p>
      <text:p text:style-name="P53"/>
      <text:p text:style-name="P54"/>
      <text:p text:style-name="P55"><text:span text:style-name="T55_1">ARTICLE</text:span><text:span text:style-name="T55_2"> 3<text:s/>–<text:s/></text:span><text:span text:style-name="T55_3">DELEGATIONS</text:span><text:span text:style-name="T55_4"><text:s/></text:span><text:span text:style-name="T55_5">DE</text:span><text:span text:style-name="T55_6"><text:s/></text:span><text:span text:style-name="T55_7">POUVOIRS</text:span></text:p>
      <text:p text:style-name="P56"/>
      <text:p text:style-name="P57"><text:span text:style-name="T57_1">En</text:span><text:span text:style-name="T57_2"><text:s/></text:span><text:span text:style-name="T57_3">application</text:span><text:span text:style-name="T57_4"><text:s/></text:span><text:span text:style-name="T57_5">de</text:span><text:span text:style-name="T57_6"><text:s/></text:span><text:span text:style-name="T57_7">l</text:span><text:span text:style-name="T57_8">'</text:span><text:span text:style-name="T57_9">Article</text:span><text:span text:style-name="T57_10"><text:s/>13</text:span><text:span text:style-name="T57_11"><text:s/></text:span><text:span text:style-name="T57_12">des</text:span><text:span text:style-name="T57_13"><text:s/></text:span><text:span text:style-name="T57_14">Statuts</text:span><text:span text:style-name="T57_15"><text:s/></text:span><text:span text:style-name="T57_16">de</text:span><text:span text:style-name="T57_17"><text:s/></text:span><text:span text:style-name="T57_18">l</text:span><text:span text:style-name="T57_19">'</text:span><text:span text:style-name="T57_20">Association</text:span><text:span text:style-name="T57_21">,<text:s/></text:span><text:span text:style-name="T57_22">le</text:span><text:span text:style-name="T57_23"><text:s/></text:span><text:span text:style-name="T57_24">Président</text:span><text:span text:style-name="T57_25"><text:s/></text:span><text:span text:style-name="T57_26">peut</text:span><text:span text:style-name="T57_27"><text:s/></text:span><text:span text:style-name="T57_28">déléguer</text:span><text:span text:style-name="T57_29"><text:s/></text:span><text:span text:style-name="T57_30">à</text:span><text:span text:style-name="T57_31"><text:s/></text:span><text:span text:style-name="T57_32">toute</text:span><text:span text:style-name="T57_33"><text:s/></text:span><text:span text:style-name="T57_34">personne</text:span><text:span text:style-name="T57_35"><text:s/></text:span><text:span text:style-name="T57_36">de</text:span><text:span text:style-name="T57_37"><text:s/></text:span><text:span text:style-name="T57_38">son</text:span><text:span text:style-name="T57_39"><text:s/></text:span><text:span text:style-name="T57_40">choix</text:span><text:span text:style-name="T57_41">,<text:s/></text:span><text:span text:style-name="T57_42">certains</text:span><text:span text:style-name="T57_43"><text:s/></text:span><text:span text:style-name="T57_44">de</text:span><text:span text:style-name="T57_45"><text:s/></text:span><text:span text:style-name="T57_46">ses</text:span><text:span text:style-name="T57_47"><text:s/></text:span><text:span text:style-name="T57_48">pouvoirs</text:span><text:span text:style-name="T57_49"><text:s/></text:span><text:span text:style-name="T57_50">pour</text:span><text:span text:style-name="T57_51"><text:s/></text:span><text:span text:style-name="T57_52">l</text:span><text:span text:style-name="T57_53">'</text:span><text:span text:style-name="T57_54">exercice</text:span><text:span text:style-name="T57_55"><text:s/></text:span><text:span text:style-name="T57_56">de</text:span><text:span text:style-name="T57_57"><text:s/></text:span><text:span text:style-name="T57_58">fonctions</text:span><text:span text:style-name="T57_59"><text:s/></text:span><text:span text:style-name="T57_60">spécifiques</text:span><text:span text:style-name="T57_61"><text:s/></text:span><text:span text:style-name="T57_62">et</text:span><text:span text:style-name="T57_63">/</text:span><text:span text:style-name="T57_64">ou</text:span><text:span text:style-name="T57_65"><text:s/></text:span><text:span text:style-name="T57_66">l</text:span><text:span text:style-name="T57_67">'</text:span><text:span text:style-name="T57_68">accomplissement</text:span><text:span text:style-name="T57_69"><text:s/></text:span><text:span text:style-name="T57_70">de</text:span><text:span text:style-name="T57_71"><text:s/></text:span><text:span text:style-name="T57_72">certains</text:span><text:span text:style-name="T57_73"><text:s/></text:span><text:span text:style-name="T57_74">actes</text:span><text:span text:style-name="T57_75">,<text:s/></text:span><text:span text:style-name="T57_76">les</text:span><text:span text:style-name="T57_77"><text:s/></text:span><text:span text:style-name="T57_78">actes</text:span><text:span text:style-name="T57_79"><text:s/></text:span><text:span text:style-name="T57_80">ainsi</text:span><text:span text:style-name="T57_81"><text:s/></text:span><text:span text:style-name="T57_82">réalisés</text:span><text:span text:style-name="T57_83"><text:s/></text:span><text:span text:style-name="T57_84">engageant</text:span><text:span text:style-name="T57_85"><text:s/></text:span><text:span text:style-name="T57_86">l</text:span><text:span text:style-name="T57_87">’</text:span><text:span text:style-name="T57_88">Association</text:span><text:span text:style-name="T57_89"><text:s/></text:span><text:span text:style-name="T57_90">tant</text:span><text:span text:style-name="T57_91"><text:s/></text:span><text:span text:style-name="T57_92">en</text:span><text:span text:style-name="T57_93"><text:s/></text:span><text:span text:style-name="T57_94">interne</text:span><text:span text:style-name="T57_95"><text:s/></text:span><text:span text:style-name="T57_96">qu</text:span><text:span text:style-name="T57_97">'</text:span><text:span text:style-name="T57_98">à</text:span><text:span text:style-name="T57_99"><text:s/></text:span><text:span text:style-name="T57_100">l</text:span><text:span text:style-name="T57_101">’</text:span><text:span text:style-name="T57_102">égard</text:span><text:span text:style-name="T57_103"><text:s/></text:span><text:span text:style-name="T57_104">des</text:span><text:span text:style-name="T57_105"><text:s/></text:span><text:span text:style-name="T57_106">tiers</text:span><text:span text:style-name="T57_107">.</text:span></text:p>
      <text:p text:style-name="P58"/>
      <text:p text:style-name="P59"><text:span text:style-name="T59_1">Les</text:span><text:span text:style-name="T59_2"><text:s/></text:span><text:span text:style-name="T59_3">conditions</text:span><text:span text:style-name="T59_4"><text:s/></text:span><text:span text:style-name="T59_5">dans</text:span><text:span text:style-name="T59_6"><text:s/></text:span><text:span text:style-name="T59_7">lesquelles</text:span><text:span text:style-name="T59_8"><text:s/></text:span><text:span text:style-name="T59_9">le</text:span><text:span text:style-name="T59_10"><text:s/></text:span><text:span text:style-name="T59_11">Président</text:span><text:span text:style-name="T59_12"><text:s/></text:span><text:span text:style-name="T59_13">peut</text:span><text:span text:style-name="T59_14"><text:s/></text:span><text:span text:style-name="T59_15">consentir</text:span><text:span text:style-name="T59_16"><text:s/></text:span><text:span text:style-name="T59_17">une</text:span><text:span text:style-name="T59_18"><text:s/></text:span><text:span text:style-name="T59_19">délégation</text:span><text:span text:style-name="T59_20"><text:s/></text:span><text:span text:style-name="T59_21">de</text:span><text:span text:style-name="T59_22"><text:s/></text:span><text:span text:style-name="T59_23">pouvoirs</text:span><text:span text:style-name="T59_24"><text:s/></text:span><text:span text:style-name="T59_25">sont</text:span><text:span text:style-name="T59_26"><text:s/></text:span><text:span text:style-name="T59_27">rappelées</text:span><text:span text:style-name="T59_28"><text:s/></text:span><text:span text:style-name="T59_29">ci</text:span><text:span text:style-name="T59_30">-</text:span><text:span text:style-name="T59_31">après</text:span><text:span text:style-name="T59_32"><text:s/>:</text:span></text:p>
      <text:list text:style-name="LS2" xml:id="list3">
        <text:list-item>
          <text:p text:style-name="P60"><text:span text:style-name="T60_1">la</text:span><text:span text:style-name="T60_2"><text:s/></text:span><text:span text:style-name="T60_3">délégation</text:span><text:span text:style-name="T60_4"><text:s/></text:span><text:span text:style-name="T60_5">doit</text:span><text:span text:style-name="T60_6"><text:s/></text:span><text:span text:style-name="T60_7">être</text:span><text:span text:style-name="T60_8"><text:s/></text:span><text:span text:style-name="T60_9">écrite</text:span><text:span text:style-name="T60_10"><text:s/></text:span><text:span text:style-name="T60_11">et</text:span><text:span text:style-name="T60_12"><text:s/></text:span><text:span text:style-name="T60_13">acceptée</text:span><text:span text:style-name="T60_14"><text:s/></text:span><text:span text:style-name="T60_15">par</text:span><text:span text:style-name="T60_16"><text:s/></text:span><text:span text:style-name="T60_17">le</text:span><text:span text:style-name="T60_18"><text:s/></text:span><text:span text:style-name="T60_19">délégataire</text:span><text:span text:style-name="T60_20"><text:s/>;</text:span></text:p>
        </text:list-item>
        <text:list-item>
          <text:p text:style-name="P61"><text:span text:style-name="T61_1">la</text:span><text:span text:style-name="T61_2"><text:s/></text:span><text:span text:style-name="T61_3">délégation</text:span><text:span text:style-name="T61_4"><text:s/></text:span><text:span text:style-name="T61_5">doit</text:span><text:span text:style-name="T61_6"><text:s/></text:span><text:span text:style-name="T61_7">être</text:span><text:span text:style-name="T61_8"><text:s/></text:span><text:span text:style-name="T61_9">précise</text:span><text:span text:style-name="T61_10"><text:s/></text:span><text:span text:style-name="T61_11">et</text:span><text:span text:style-name="T61_12"><text:s/></text:span><text:span text:style-name="T61_13">limitée</text:span><text:span text:style-name="T61_14"><text:s/></text:span><text:span text:style-name="T61_15">dans</text:span><text:span text:style-name="T61_16"><text:s/></text:span><text:span text:style-name="T61_17">son</text:span><text:span text:style-name="T61_18"><text:s/></text:span><text:span text:style-name="T61_19">champ</text:span><text:span text:style-name="T61_20"><text:s/></text:span><text:span text:style-name="T61_21">et</text:span><text:span text:style-name="T61_22"><text:s/></text:span><text:span text:style-name="T61_23">dans</text:span><text:span text:style-name="T61_24"><text:s/></text:span><text:span text:style-name="T61_25">le</text:span><text:span text:style-name="T61_26"><text:s/></text:span><text:span text:style-name="T61_27">temps</text:span><text:span text:style-name="T61_28"><text:s/>;</text:span></text:p>
        </text:list-item>
        <text:list-item>
          <text:p text:style-name="P62"><text:span text:style-name="T62_1">le</text:span><text:span text:style-name="T62_2"><text:s/></text:span><text:span text:style-name="T62_3">délégataire</text:span><text:span text:style-name="T62_4"><text:s/></text:span><text:span text:style-name="T62_5">peut</text:span><text:span text:style-name="T62_6"><text:s/></text:span><text:span text:style-name="T62_7">être</text:span><text:span text:style-name="T62_8"><text:s/></text:span><text:span text:style-name="T62_9">un</text:span><text:span text:style-name="T62_10"><text:s/></text:span><text:span text:style-name="T62_11">salarié</text:span><text:span text:style-name="T62_12">,<text:s/></text:span><text:span text:style-name="T62_13">un</text:span><text:span text:style-name="T62_14"><text:s/></text:span><text:span text:style-name="T62_15">membre</text:span><text:span text:style-name="T62_16"><text:s/></text:span><text:span text:style-name="T62_17">de</text:span><text:span text:style-name="T62_18"><text:s/></text:span><text:span text:style-name="T62_19">l</text:span><text:span text:style-name="T62_20">'</text:span><text:span text:style-name="T62_21">Association</text:span><text:span text:style-name="T62_22"><text:s/></text:span><text:span text:style-name="T62_23">ou</text:span><text:span text:style-name="T62_24"><text:s/></text:span><text:span text:style-name="T62_25">une</text:span><text:span text:style-name="T62_26"><text:s/></text:span><text:span text:style-name="T62_27">personne</text:span><text:span text:style-name="T62_28"><text:s/></text:span><text:span text:style-name="T62_29">extérieure</text:span><text:span text:style-name="T62_30"><text:s/>;</text:span></text:p>
        </text:list-item>
        <text:list-item>
          <text:p text:style-name="P63"><text:span text:style-name="T63_1">le</text:span><text:span text:style-name="T63_2"><text:s/></text:span><text:span text:style-name="T63_3">délégataire</text:span><text:span text:style-name="T63_4"><text:s/></text:span><text:span text:style-name="T63_5">doit</text:span><text:span text:style-name="T63_6"><text:s/></text:span><text:span text:style-name="T63_7">disposer</text:span><text:span text:style-name="T63_8"><text:s/></text:span><text:span text:style-name="T63_9">pleinement</text:span><text:span text:style-name="T63_10"><text:s/></text:span><text:span text:style-name="T63_11">de</text:span><text:span text:style-name="T63_12"><text:s/></text:span><text:span text:style-name="T63_13">la</text:span><text:span text:style-name="T63_14"><text:s/></text:span><text:span text:style-name="T63_15">compétence</text:span><text:span text:style-name="T63_16">,<text:s/></text:span><text:span text:style-name="T63_17">de</text:span><text:span text:style-name="T63_18"><text:s/></text:span><text:span text:style-name="T63_19">l</text:span><text:span text:style-name="T63_20">’</text:span><text:span text:style-name="T63_21">autorité</text:span><text:span text:style-name="T63_22">,<text:s/></text:span><text:span text:style-name="T63_23">des</text:span><text:span text:style-name="T63_24"><text:s/></text:span><text:span text:style-name="T63_25">moyens</text:span><text:span text:style-name="T63_26"><text:s/></text:span><text:span text:style-name="T63_27">nécessaires</text:span><text:span text:style-name="T63_28"><text:s/></text:span><text:span text:style-name="T63_29">pour</text:span><text:span text:style-name="T63_30"><text:s/></text:span><text:span text:style-name="T63_31">accomplir</text:span><text:span text:style-name="T63_32"><text:s/></text:span><text:span text:style-name="T63_33">la</text:span><text:span text:style-name="T63_34"><text:s/></text:span><text:span text:style-name="T63_35">mission</text:span><text:span text:style-name="T63_36"><text:s/></text:span><text:span text:style-name="T63_37">confiée</text:span><text:span text:style-name="T63_38"><text:s/>;</text:span></text:p>
        </text:list-item>
        <text:list-item>
          <text:p text:style-name="P64"><text:span text:style-name="T64_1">le</text:span><text:span text:style-name="T64_2"><text:s/></text:span><text:span text:style-name="T64_3">délégataire</text:span><text:span text:style-name="T64_4"><text:s/></text:span><text:span text:style-name="T64_5">engage</text:span><text:span text:style-name="T64_6"><text:s/></text:span><text:span text:style-name="T64_7">l</text:span><text:span text:style-name="T64_8">'</text:span><text:span text:style-name="T64_9">Association</text:span><text:span text:style-name="T64_10"><text:s/></text:span><text:span text:style-name="T64_11">par</text:span><text:span text:style-name="T64_12"><text:s/></text:span><text:span text:style-name="T64_13">les</text:span><text:span text:style-name="T64_14"><text:s/></text:span><text:span text:style-name="T64_15">actes</text:span><text:span text:style-name="T64_16"><text:s/></text:span><text:span text:style-name="T64_17">qu</text:span><text:span text:style-name="T64_18">'</text:span><text:span text:style-name="T64_19">il</text:span><text:span text:style-name="T64_20"><text:s/></text:span><text:span text:style-name="T64_21">conclut</text:span><text:span text:style-name="T64_22"><text:s/></text:span><text:span text:style-name="T64_23">avec</text:span><text:span text:style-name="T64_24"><text:s/></text:span><text:span text:style-name="T64_25">les</text:span><text:span text:style-name="T64_26"><text:s/></text:span><text:span text:style-name="T64_27">tiers</text:span><text:span text:style-name="T64_28">,<text:s/></text:span><text:span text:style-name="T64_29">sous</text:span><text:span text:style-name="T64_30"><text:s/></text:span><text:span text:style-name="T64_31">réserve</text:span><text:span text:style-name="T64_32"><text:s/></text:span><text:span text:style-name="T64_33">que</text:span><text:span text:style-name="T64_34"><text:s/></text:span><text:span text:style-name="T64_35">les</text:span><text:span text:style-name="T64_36"><text:s/></text:span><text:span text:style-name="T64_37">actes</text:span><text:span text:style-name="T64_38"><text:s/></text:span><text:span text:style-name="T64_39">concernés</text:span><text:span text:style-name="T64_40"><text:s/></text:span><text:span text:style-name="T64_41">entrent</text:span><text:span text:style-name="T64_42"><text:s/></text:span><text:span text:style-name="T64_43">dans</text:span><text:span text:style-name="T64_44"><text:s/></text:span><text:span text:style-name="T64_45">le</text:span><text:span text:style-name="T64_46"><text:s/></text:span><text:span text:style-name="T64_47">cadre</text:span><text:span text:style-name="T64_48"><text:s/></text:span><text:span text:style-name="T64_49">de</text:span><text:span text:style-name="T64_50"><text:s/></text:span><text:span text:style-name="T64_51">la</text:span><text:span text:style-name="T64_52"><text:s/></text:span><text:span text:style-name="T64_53">délégation</text:span><text:span text:style-name="T64_54"><text:s/></text:span><text:span text:style-name="T64_55">consentie</text:span><text:span text:style-name="T64_56"><text:s/>;</text:span></text:p>
        </text:list-item>
        <text:list-item>
          <text:p text:style-name="P65"><text:span text:style-name="T65_1">le</text:span><text:span text:style-name="T65_2"><text:s/></text:span><text:span text:style-name="T65_3">délégataire</text:span><text:span text:style-name="T65_4"><text:s/></text:span><text:span text:style-name="T65_5">doit</text:span><text:span text:style-name="T65_6"><text:s/></text:span><text:span text:style-name="T65_7">être</text:span><text:span text:style-name="T65_8"><text:s/></text:span><text:span text:style-name="T65_9">informé</text:span><text:span text:style-name="T65_10"><text:s/></text:span><text:span text:style-name="T65_11">du</text:span><text:span text:style-name="T65_12"><text:s/></text:span><text:span text:style-name="T65_13">contenu</text:span><text:span text:style-name="T65_14"><text:s/></text:span><text:span text:style-name="T65_15">de</text:span><text:span text:style-name="T65_16"><text:s/></text:span><text:span text:style-name="T65_17">la</text:span><text:span text:style-name="T65_18"><text:s/></text:span><text:span text:style-name="T65_19">délégation</text:span><text:span text:style-name="T65_20"><text:s/>(</text:span><text:span text:style-name="T65_21">nature</text:span><text:span text:style-name="T65_22"><text:s/></text:span><text:span text:style-name="T65_23">des</text:span><text:span text:style-name="T65_24"><text:s/></text:span><text:span text:style-name="T65_25">pouvoirs</text:span><text:span text:style-name="T65_26"><text:s/></text:span><text:span text:style-name="T65_27">transférés</text:span><text:span text:style-name="T65_28">,<text:s/></text:span><text:span text:style-name="T65_29">objet</text:span><text:span text:style-name="T65_30"><text:s/></text:span><text:span text:style-name="T65_31">et</text:span><text:span text:style-name="T65_32"><text:s/></text:span><text:span text:style-name="T65_33">étendue</text:span><text:span text:style-name="T65_34"><text:s/></text:span><text:span text:style-name="T65_35">de</text:span><text:span text:style-name="T65_36"><text:s/></text:span><text:span text:style-name="T65_37">la</text:span><text:span text:style-name="T65_38"><text:s/></text:span><text:span text:style-name="T65_39">mission</text:span><text:span text:style-name="T65_40"><text:s/></text:span><text:span text:style-name="T65_41">dont</text:span><text:span text:style-name="T65_42"><text:s/></text:span><text:span text:style-name="T65_43">il</text:span><text:span text:style-name="T65_44"><text:s/></text:span><text:span text:style-name="T65_45">est</text:span><text:span text:style-name="T65_46"><text:s/></text:span><text:span text:style-name="T65_47">chargé</text:span><text:span text:style-name="T65_48">,<text:s/></text:span><text:span text:style-name="T65_49">réglementation</text:span><text:span text:style-name="T65_50"><text:s/></text:span><text:span text:style-name="T65_51">applicable</text:span><text:span text:style-name="T65_52">…),<text:s/></text:span><text:span text:style-name="T65_53">mais</text:span><text:span text:style-name="T65_54"><text:s/></text:span><text:span text:style-name="T65_55">aussi</text:span><text:span text:style-name="T65_56"><text:s/></text:span><text:span text:style-name="T65_57">de</text:span><text:span text:style-name="T65_58"><text:s/></text:span><text:span text:style-name="T65_59">ses</text:span><text:span text:style-name="T65_60"><text:s/></text:span><text:span text:style-name="T65_61">obligations</text:span><text:span text:style-name="T65_62"><text:s/></text:span><text:span text:style-name="T65_63">et</text:span><text:span text:style-name="T65_64"><text:s/></text:span><text:span text:style-name="T65_65">de</text:span><text:span text:style-name="T65_66"><text:s/></text:span><text:span text:style-name="T65_67">la</text:span><text:span text:style-name="T65_68"><text:s/></text:span><text:span text:style-name="T65_69">responsabilité</text:span><text:span text:style-name="T65_70"><text:s/></text:span><text:span text:style-name="T65_71">pénale</text:span><text:span text:style-name="T65_72"><text:s/></text:span><text:span text:style-name="T65_73">qu</text:span><text:span text:style-name="T65_74">’</text:span><text:span text:style-name="T65_75">il</text:span><text:span text:style-name="T65_76"><text:s/></text:span><text:span text:style-name="T65_77">encourt</text:span><text:span text:style-name="T65_78"><text:s/></text:span><text:span text:style-name="T65_79">éventuellement</text:span><text:span text:style-name="T65_80"><text:s/>;</text:span></text:p>
        </text:list-item>
        <text:list-item>
          <text:p text:style-name="P66"><text:span text:style-name="T66_1">la</text:span><text:span text:style-name="T66_2"><text:s/></text:span><text:span text:style-name="T66_3">délégation</text:span><text:span text:style-name="T66_4"><text:s/></text:span><text:span text:style-name="T66_5">de</text:span><text:span text:style-name="T66_6"><text:s/></text:span><text:span text:style-name="T66_7">pouvoirs</text:span><text:span text:style-name="T66_8"><text:s/></text:span><text:span text:style-name="T66_9">est</text:span><text:span text:style-name="T66_10"><text:s/></text:span><text:span text:style-name="T66_11">consentie</text:span><text:span text:style-name="T66_12"><text:s/></text:span><text:span text:style-name="T66_13">sous</text:span><text:span text:style-name="T66_14"><text:s/></text:span><text:span text:style-name="T66_15">la</text:span><text:span text:style-name="T66_16"><text:s/></text:span><text:span text:style-name="T66_17">responsabilité</text:span><text:span text:style-name="T66_18"><text:s/></text:span><text:span text:style-name="T66_19">du</text:span><text:span text:style-name="T66_20"><text:s/></text:span><text:span text:style-name="T66_21">Président</text:span><text:span text:style-name="T66_22">,<text:s/></text:span><text:span text:style-name="T66_23">hors</text:span><text:span text:style-name="T66_24"><text:s/></text:span><text:span text:style-name="T66_25">cas</text:span><text:span text:style-name="T66_26"><text:s/></text:span><text:span text:style-name="T66_27">d</text:span><text:span text:style-name="T66_28">'</text:span><text:span text:style-name="T66_29">exonérations</text:span><text:span text:style-name="T66_30"><text:s/></text:span><text:span text:style-name="T66_31">reconnus</text:span><text:span text:style-name="T66_32"><text:s/></text:span><text:span text:style-name="T66_33">par</text:span><text:span text:style-name="T66_34"><text:s/></text:span><text:span text:style-name="T66_35">la</text:span><text:span text:style-name="T66_36"><text:s/></text:span><text:span text:style-name="T66_37">loi</text:span><text:span text:style-name="T66_38"><text:s/></text:span><text:span text:style-name="T66_39">et</text:span><text:span text:style-name="T66_40">/<text:s/></text:span><text:span text:style-name="T66_41">ou</text:span><text:span text:style-name="T66_42"><text:s/></text:span><text:span text:style-name="T66_43">la</text:span><text:span text:style-name="T66_44"><text:s/></text:span><text:span text:style-name="T66_45">jurisprudence</text:span><text:span text:style-name="T66_46"><text:s/>;</text:span></text:p>
        </text:list-item>
        <text:list-item>
          <text:p text:style-name="P67"><text:span text:style-name="T67_1">la</text:span><text:span text:style-name="T67_2"><text:s/></text:span><text:span text:style-name="T67_3">subdélégation</text:span><text:span text:style-name="T67_4"><text:s/></text:span><text:span text:style-name="T67_5">est</text:span><text:span text:style-name="T67_6"><text:s/></text:span><text:span text:style-name="T67_7">strictement</text:span><text:span text:style-name="T67_8"><text:s/></text:span><text:span text:style-name="T67_9">interdite</text:span><text:span text:style-name="T67_10">.</text:span></text:p>
        </text:list-item>
      </text:list>
      <text:p text:style-name="P68"/>
      <text:p text:style-name="P6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cm" fo:text-align="start"/>
        <style:text-properties style:text-underline-style="none"/>
      </text:list-level-style-number>
      <text:list-level-style-number style:num-format="1" text:display-levels="2" text:style-name="List1Level1" style:num-suffix="." text:level="2">
        <style:list-level-properties text:space-before="1.905cm" text:min-label-width="-1.27cm" fo:text-align="start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space-before="3.492cm" text:min-label-width="-2.222cm" fo:text-align="start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space-before="4.445cm" text:min-label-width="-3.175cm" fo:text-align="start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space-before="5.715cm" text:min-label-width="-3.81cm" fo:text-align="start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space-before="7.302cm" text:min-label-width="-5.398cm" fo:text-align="start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space-before="8.255cm" text:min-label-width="-5.715cm" fo:text-align="start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space-before="9.525cm" text:min-label-width="-6.985cm" fo:text-align="start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space-before="11.112cm" text:min-label-width="-7.938cm" fo:text-align="start"/>
        <style:text-properties style:text-underline-style="none"/>
      </text:list-level-style-number>
    </text:list-style>
    <style:style style:name="List2Level0" style:family="text">
      <style:text-properties style:font-name="Arial" style:font-name-asian="Arial" style:font-name-complex="Arial"/>
    </style:style>
    <style:style style:name="List2Level1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00%" fo:margin-top="1.27cm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T1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T2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" style:family="paragraph" style:parent-style-name="Standard">
      <style:paragraph-properties fo:text-align="right" fo:break-before="auto" fo:line-height="100%" fo:margin-top="0cm" fo:margin-bottom="1.27cm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T3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</office:automatic-styles>
  <office:master-styles>
    <style:master-page style:name="Standard" style:page-layout-name="pm1">
      <style:header>
        <text:p text:style-name="P1"><text:span text:style-name="T1_1">democratech</text:span><text:span text:style-name="T1_2"><text:s/>|<text:s/></text:span><text:span text:style-name="T1_3">Règlement</text:span><text:span text:style-name="T1_4"><text:s/></text:span><text:span text:style-name="T1_5">Intérieur</text:span></text:p>
        <text:p text:style-name="P2"><text:span text:style-name="T2_1">___________________________________________________________________________</text:span></text:p>
      </style:header>
      <style:footer>
        <text:p text:style-name="P3"><text:span text:style-name="T3_1">A</text:span><text:span text:style-name="T3_2"><text:s/></text:span><text:span text:style-name="T3_3">jour</text:span><text:span text:style-name="T3_4"><text:s/></text:span><text:span text:style-name="T3_5">au</text:span><text:span text:style-name="T3_6"><text:s/>15.10.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